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AvantGarde[T]" svg:font-family="AvantGarde[T]" style:font-pitch="variable"/>
    <style:font-face style:name="AvantGarde[T]Bold" svg:font-family="AvantGarde[T]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Palatino" svg:font-family="Palatino" style:font-pitch="variable"/>
    <style:font-face style:name="ヒラギノ角ゴ Pro W3" svg:font-family="'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Heading_20_1">
      <style:text-properties style:font-name="DejaVu Sans"/>
    </style:style>
    <style:style style:name="P3" style:family="paragraph" style:parent-style-name="Heading_20_1">
      <style:paragraph-properties fo:text-align="center" style:justify-single-word="false"/>
      <style:text-properties style:font-name="DejaVu Sans" fo:font-size="24pt" style:font-size-asian="24pt" style:font-size-complex="24pt"/>
    </style:style>
    <style:style style:name="P4" style:family="paragraph" style:parent-style-name="Heading_20_1">
      <style:paragraph-properties fo:text-align="center" style:justify-single-word="false"/>
      <style:text-properties style:font-name="DejaVu Sans"/>
    </style:style>
    <style:style style:name="P5" style:family="paragraph" style:parent-style-name="Heading_20_1">
      <style:text-properties style:font-name="DejaVu Sans" fo:language="fr" fo:country="FR"/>
    </style:style>
    <style:style style:name="P6" style:family="paragraph" style:parent-style-name="Heading_20_1">
      <style:text-properties style:font-name="DejaVu Sans" fo:language="en" fo:country="GB"/>
    </style:style>
    <style:style style:name="P7" style:family="paragraph" style:parent-style-name="Heading_20_1">
      <style:paragraph-properties fo:break-before="page"/>
      <style:text-properties style:font-name="DejaVu Sans" fo:language="fr" fo:country="FR"/>
    </style:style>
    <style:style style:name="P8" style:family="paragraph" style:parent-style-name="INCIL_20_SOZ">
      <style:text-properties style:font-name="DejaVu Sans" fo:font-size="10pt" fo:language="fr" fo:country="FR" style:font-size-asian="10pt" style:font-name-complex="AvantGarde[T]" style:font-size-complex="10pt"/>
    </style:style>
    <style:style style:name="P9" style:family="paragraph" style:parent-style-name="INCIL_20_SOZ">
      <style:paragraph-properties fo:margin-top="0cm" fo:margin-bottom="0cm" loext:contextual-spacing="false"/>
    </style:style>
    <style:style style:name="P10" style:family="paragraph" style:parent-style-name="INCIL_20_SOZ">
      <style:paragraph-properties fo:margin-top="0cm" fo:margin-bottom="0cm" loext:contextual-spacing="false"/>
      <style:text-properties style:font-name="DejaVu Sans" fo:font-size="10pt" fo:language="fr" fo:country="FR" style:font-size-asian="10pt" style:font-name-complex="AvantGarde[T]" style:font-size-complex="10pt"/>
    </style:style>
    <style:style style:name="P11" style:family="paragraph" style:parent-style-name="INCIL_20_SOZ">
      <style:paragraph-properties fo:margin-top="0cm" fo:margin-bottom="0cm" loext:contextual-spacing="false"/>
      <style:text-properties style:font-name="DejaVu Sans" fo:font-size="10pt" fo:language="fr" fo:country="FR" fo:font-weight="bold" style:font-size-asian="10pt" style:font-weight-asian="bold" style:font-name-complex="AvantGarde[T]" style:font-size-complex="10pt" style:font-weight-complex="bold"/>
    </style:style>
    <style:style style:name="P12" style:family="paragraph" style:parent-style-name="INCIL_20_SOZ">
      <style:paragraph-properties fo:margin-top="0cm" fo:margin-bottom="0cm" loext:contextual-spacing="false"/>
      <style:text-properties style:font-name="DejaVu Sans" fo:font-size="10pt" fo:language="en" fo:country="GB" fo:font-weight="bold" style:font-size-asian="10pt" style:font-weight-asian="bold" style:font-name-complex="AvantGarde[T]" style:font-size-complex="10pt" style:font-weight-complex="bold"/>
    </style:style>
    <style:style style:name="P13" style:family="paragraph" style:parent-style-name="INCIL_20_SOZ">
      <style:paragraph-properties fo:margin-top="0cm" fo:margin-bottom="0cm" loext:contextual-spacing="false"/>
      <style:text-properties style:font-name="DejaVu Sans" fo:font-size="10pt" fo:language="en" fo:country="GB" style:font-size-asian="10pt" style:font-name-complex="AvantGarde[T]" style:font-size-complex="10pt"/>
    </style:style>
    <style:style style:name="P14" style:family="paragraph" style:parent-style-name="INCIL_20_SOZ">
      <style:paragraph-properties fo:margin-top="0cm" fo:margin-bottom="0cm" loext:contextual-spacing="false" fo:break-before="page"/>
    </style:style>
    <style:style style:name="P15" style:family="paragraph" style:parent-style-name="INCIL_20_SOZ">
      <style:paragraph-properties fo:margin-top="0cm" fo:margin-bottom="0cm" loext:contextual-spacing="false" fo:break-before="page"/>
      <style:text-properties style:font-name="DejaVu Sans" fo:font-size="10pt" fo:language="en" fo:country="GB" fo:font-weight="bold" style:font-size-asian="10pt" style:font-weight-asian="bold" style:font-name-complex="AvantGarde[T]" style:font-size-complex="10pt" style:font-weight-complex="bold"/>
    </style:style>
    <style:style style:name="P16" style:family="paragraph" style:parent-style-name="INCIL_20_SOZ">
      <style:paragraph-properties fo:margin-top="0cm" fo:margin-bottom="0cm" loext:contextual-spacing="false" fo:break-before="page"/>
      <style:text-properties style:font-name="DejaVu Sans" fo:font-size="10pt" fo:language="fr" fo:country="FR" style:font-size-asian="10pt" style:font-name-complex="AvantGarde[T]" style:font-size-complex="10pt"/>
    </style:style>
    <style:style style:name="P17" style:family="paragraph" style:parent-style-name="Standard">
      <style:paragraph-properties fo:line-height="0.388cm" fo:text-align="center" style:justify-single-word="false"/>
      <style:text-properties style:text-position="8% 100%" style:font-name="DejaVu Sans" fo:font-size="11.5pt" fo:letter-spacing="0.176cm" fo:language="en" fo:country="GB" style:font-size-asian="11.5pt" style:font-name-complex="AvantGarde[T]Bold" style:font-size-complex="11.5pt"/>
    </style:style>
    <style:style style:name="P18" style:family="paragraph" style:parent-style-name="Standard">
      <style:paragraph-properties fo:line-height="0.564cm" fo:text-align="justify" style:justify-single-word="false"/>
      <style:text-properties style:text-position="8% 100%" style:font-name="DejaVu Sans" fo:font-size="11.5pt" fo:letter-spacing="0.176cm" fo:language="en" fo:country="GB" style:font-size-asian="11.5pt" style:font-name-complex="AvantGarde[T]Bold" style:font-size-complex="11.5pt"/>
    </style:style>
    <style:style style:name="P19" style:family="paragraph" style:parent-style-name="Standard">
      <style:paragraph-properties fo:line-height="0.564cm" fo:text-align="justify" style:justify-single-word="false"/>
    </style:style>
    <style:style style:name="P20" style:family="paragraph" style:parent-style-name="Standard">
      <style:text-properties style:font-name="DejaVu Sans"/>
    </style:style>
    <style:style style:name="P21" style:family="paragraph" style:parent-style-name="Standard">
      <style:text-properties style:font-name="DejaVu Sans" fo:font-size="24pt" style:font-size-asian="24pt" style:font-size-complex="24pt"/>
    </style:style>
    <style:style style:name="P22" style:family="paragraph" style:parent-style-name="Standard">
      <style:paragraph-properties fo:line-height="0.388cm" fo:text-align="center" style:justify-single-word="false"/>
      <style:text-properties style:font-name="DejaVu Sans" fo:font-size="11pt" fo:letter-spacing="0.018cm" fo:language="en" fo:country="GB" fo:font-weight="bold" style:font-size-asian="11pt" style:font-weight-asian="bold" style:font-name-complex="AvantGarde[T]Bold" style:font-size-complex="11pt" style:font-weight-complex="bold"/>
    </style:style>
    <style:style style:name="P23" style:family="paragraph" style:parent-style-name="Standard">
      <style:paragraph-properties fo:line-height="0.564cm" fo:text-align="justify" style:justify-single-word="false"/>
      <style:text-properties style:font-name="DejaVu Sans"/>
    </style:style>
    <style:style style:name="P24" style:family="paragraph" style:parent-style-name="Standard">
      <style:text-properties style:font-name="DejaVu Sans" fo:font-size="10pt" fo:language="fr" fo:country="FR" style:font-size-asian="10pt" style:font-name-complex="AvantGarde[T]" style:font-size-complex="10pt"/>
    </style:style>
    <style:style style:name="P25" style:family="paragraph" style:parent-style-name="Standard">
      <style:paragraph-properties fo:line-height="0.564cm" fo:text-align="justify" style:justify-single-word="false"/>
      <style:text-properties style:font-name="DejaVu Sans" fo:font-size="10pt" fo:language="fr" fo:country="FR" style:font-size-asian="10pt" style:font-name-complex="AvantGarde[T]" style:font-size-complex="10pt"/>
    </style:style>
    <style:style style:name="P26" style:family="paragraph" style:parent-style-name="Standard">
      <style:paragraph-properties fo:line-height="0.564cm" fo:text-align="justify" style:justify-single-word="false"/>
      <style:text-properties style:font-name="DejaVu Sans" fo:font-size="10pt" fo:language="fr" fo:country="FR" fo:font-weight="bold" style:font-size-asian="10pt" style:font-weight-asian="bold" style:font-name-complex="AvantGarde[T]" style:font-size-complex="10pt" style:font-weight-complex="bold"/>
    </style:style>
    <style:style style:name="P27" style:family="paragraph" style:parent-style-name="Standard">
      <style:paragraph-properties fo:line-height="0.564cm" fo:text-align="justify" style:justify-single-word="false"/>
      <style:text-properties style:font-name="DejaVu Sans" fo:font-size="10pt" fo:language="en" fo:country="GB" fo:font-weight="bold" style:font-size-asian="10pt" style:font-weight-asian="bold" style:font-name-complex="AvantGarde[T]" style:font-size-complex="10pt" style:font-weight-complex="bold"/>
    </style:style>
    <style:style style:name="P28" style:family="paragraph" style:parent-style-name="Standard">
      <style:paragraph-properties fo:line-height="0.564cm" fo:text-align="justify" style:justify-single-word="false"/>
      <style:text-properties style:font-name="DejaVu Sans" fo:font-size="10pt" fo:language="en" fo:country="GB" style:font-size-asian="10pt" style:font-name-complex="AvantGarde[T]" style:font-size-complex="10pt"/>
    </style:style>
    <style:style style:name="P29" style:family="paragraph" style:parent-style-name="Standard">
      <style:paragraph-properties fo:line-height="0.564cm" fo:text-align="justify" style:justify-single-word="false"/>
      <style:text-properties style:font-name="DejaVu Sans" fo:font-size="10pt" fo:language="en" fo:country="GB" fo:font-style="italic" style:font-size-asian="10pt" style:font-style-asian="italic" style:font-name-complex="AvantGarde[T]" style:font-size-complex="10pt" style:font-style-complex="italic"/>
    </style:style>
    <style:style style:name="P30" style:family="paragraph" style:parent-style-name="Standard">
      <style:text-properties style:font-name="DejaVu Sans" fo:language="fr" fo:country="FR"/>
    </style:style>
    <style:style style:name="P31" style:family="paragraph" style:parent-style-name="Standard">
      <style:text-properties style:font-name="DejaVu Sans" fo:font-weight="bold" style:font-weight-asian="bold"/>
    </style:style>
    <style:style style:name="P32" style:family="paragraph" style:parent-style-name="Standard">
      <style:paragraph-properties fo:line-height="0.275cm"/>
      <style:text-properties style:font-name="DejaVu Sans" fo:font-size="20pt" fo:language="en" fo:country="GB" fo:font-weight="bold" style:font-size-asian="20pt" style:font-weight-asian="bold" style:font-name-complex="GaramondTurk" style:font-size-complex="20pt" style:font-weight-complex="bold"/>
    </style:style>
    <style:style style:name="P33" style:family="paragraph" style:parent-style-name="Standard">
      <style:paragraph-properties fo:line-height="0.388cm" fo:text-align="center" style:justify-single-word="false" fo:break-before="page"/>
      <style:text-properties style:text-position="8% 100%" style:font-name="DejaVu Sans" fo:font-size="11.5pt" fo:letter-spacing="0.176cm" fo:language="en" fo:country="GB" style:font-size-asian="11.5pt" style:font-name-complex="AvantGarde[T]Bold" style:font-size-complex="11.5pt"/>
    </style:style>
    <style:style style:name="P34" style:family="paragraph" style:parent-style-name="Standard">
      <style:paragraph-properties fo:break-before="page"/>
      <style:text-properties style:font-name="DejaVu Sans"/>
    </style:style>
    <style:style style:name="P35" style:family="paragraph" style:parent-style-name="Standard">
      <style:paragraph-properties fo:break-before="page"/>
      <style:text-properties style:font-name="DejaVu Sans" fo:font-size="10pt" fo:language="fr" fo:country="FR" style:font-size-asian="10pt" style:font-name-complex="AvantGarde[T]" style:font-size-complex="10pt"/>
    </style:style>
    <style:style style:name="P36" style:family="paragraph" style:parent-style-name="Standard">
      <style:paragraph-properties fo:line-height="0.564cm" fo:text-align="justify" style:justify-single-word="false" fo:break-before="page"/>
      <style:text-properties style:font-name="DejaVu Sans" fo:font-size="10pt" fo:language="fr" fo:country="FR" style:font-size-asian="10pt" style:font-name-complex="AvantGarde[T]" style:font-size-complex="10pt"/>
    </style:style>
    <style:style style:name="P37" style:family="paragraph" style:parent-style-name="Standard">
      <style:paragraph-properties fo:line-height="0.564cm" fo:text-align="justify" style:justify-single-word="false" fo:break-before="page"/>
      <style:text-properties style:font-name="DejaVu Sans" fo:font-size="10pt" fo:language="en" fo:country="GB" fo:font-weight="bold" style:font-size-asian="10pt" style:font-weight-asian="bold" style:font-name-complex="AvantGarde[T]" style:font-size-complex="10pt" style:font-weight-complex="bold"/>
    </style:style>
    <style:style style:name="P38" style:family="paragraph" style:parent-style-name="Standard">
      <style:paragraph-properties fo:margin-top="0.199cm" fo:margin-bottom="0.199cm" loext:contextual-spacing="false" fo:line-height="0.564cm" fo:text-align="justify" style:justify-single-word="false"/>
    </style:style>
    <style:style style:name="P39" style:family="paragraph" style:parent-style-name="Standard">
      <style:paragraph-properties fo:margin-top="0.199cm" fo:margin-bottom="0.199cm" loext:contextual-spacing="false" fo:line-height="0.564cm" fo:text-align="justify" style:justify-single-word="false"/>
      <style:text-properties style:font-name="DejaVu Sans"/>
    </style:style>
    <style:style style:name="P40" style:family="paragraph" style:parent-style-name="TANITIM">
      <style:paragraph-properties fo:margin-top="0.3cm" fo:margin-bottom="0.3cm" loext:contextual-spacing="false" fo:line-height="0.564cm"/>
      <style:text-properties style:font-name="DejaVu Sans" fo:font-size="10pt" fo:language="fr" fo:country="FR" style:font-size-asian="10pt" style:font-name-complex="AvantGarde[T]" style:font-size-complex="10pt"/>
    </style:style>
    <style:style style:name="P41" style:family="paragraph" style:parent-style-name="TANITIM">
      <style:paragraph-properties fo:margin-top="0.3cm" fo:margin-bottom="0.3cm" loext:contextual-spacing="false" fo:line-height="0.564cm"/>
      <style:text-properties style:font-name="DejaVu Sans" fo:font-size="10pt" fo:language="fr" fo:country="FR" fo:font-weight="bold" style:font-size-asian="10pt" style:font-weight-asian="bold" style:font-name-complex="AvantGarde[T]" style:font-size-complex="10pt" style:font-weight-complex="bold"/>
    </style:style>
    <style:style style:name="P42" style:family="paragraph" style:parent-style-name="TANITIM">
      <style:paragraph-properties fo:margin-top="0.3cm" fo:margin-bottom="0.3cm" loext:contextual-spacing="false" fo:line-height="0.564cm"/>
      <style:text-properties style:font-name="DejaVu Sans" fo:font-size="10pt" fo:language="en" fo:country="GB" fo:font-weight="bold" style:font-size-asian="10pt" style:font-weight-asian="bold" style:font-name-complex="AvantGarde[T]" style:font-size-complex="10pt" style:font-weight-complex="bold"/>
    </style:style>
    <style:style style:name="P43" style:family="paragraph" style:parent-style-name="TANITIM">
      <style:paragraph-properties fo:margin-top="0.3cm" fo:margin-bottom="0.3cm" loext:contextual-spacing="false" fo:line-height="0.564cm" fo:break-before="page"/>
    </style:style>
    <style:style style:name="P44"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45" style:family="paragraph" style:parent-style-name="Tr_20_Body">
      <style:text-properties style:font-name="DejaVu Sans"/>
    </style:style>
    <style:style style:name="P46" style:family="paragraph" style:parent-style-name="Tr_20_Body">
      <style:text-properties style:font-name="DejaVu Sans" fo:font-size="20pt" fo:language="en" fo:country="GB" fo:font-weight="bold" style:font-size-asian="20pt" style:font-weight-asian="bold" style:font-name-complex="GaramondTurk" style:font-size-complex="20pt" style:font-weight-complex="bold"/>
    </style:style>
    <style:style style:name="P47" style:family="paragraph" style:parent-style-name="Tr_20_Body" style:master-page-name="Standard">
      <style:paragraph-properties style:page-number="auto"/>
      <style:text-properties style:font-name="DejaVu Sans"/>
    </style:style>
    <style:style style:name="T1" style:family="text">
      <style:text-properties style:font-name-complex="Helvetica"/>
    </style:style>
    <style:style style:name="T2" style:family="text">
      <style:text-properties style:font-name-asian="AvantGarde[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1pt" fo:letter-spacing="0.176cm" fo:language="fr" fo:country="FR" style:font-size-asian="11pt" style:font-name-complex="AvantGarde[T]Bold" style:font-size-complex="11pt"/>
    </style:style>
    <style:style style:name="T6" style:family="text">
      <style:text-properties style:font-name="AvantGarde[T]Bold" fo:font-size="11pt" fo:letter-spacing="0.176cm" fo:language="fr" fo:country="FR" style:font-size-asian="11pt" style:font-name-complex="AvantGarde[T]Bold" style:font-size-complex="11pt"/>
    </style:style>
    <style:style style:name="T7" style:family="text">
      <style:text-properties fo:language="en" fo:country="GB"/>
    </style:style>
    <style:style style:name="T8" style:family="text">
      <style:text-properties style:text-position="8% 100%" fo:font-size="11.5pt" fo:letter-spacing="0.176cm" fo:language="en" fo:country="GB" style:font-size-asian="11.5pt" style:font-name-complex="AvantGarde[T]Bold" style:font-size-complex="11.5pt"/>
    </style:style>
    <style:style style:name="T9" style:family="text">
      <style:text-properties style:text-position="8% 100%" style:font-name="AvantGarde[T]Bold" fo:font-size="11.5pt" fo:letter-spacing="0.176cm" fo:language="en" fo:country="GB" style:font-size-asian="11.5pt" style:font-name-complex="AvantGarde[T]Bold" style:font-size-complex="11.5pt"/>
    </style:style>
    <style:style style:name="T10" style:family="text">
      <style:text-properties fo:language="fr" fo:country="FR"/>
    </style:style>
    <style:style style:name="T11" style:family="text">
      <style:text-properties fo:font-size="10pt" style:font-size-asian="10pt" style:font-name-complex="AvantGarde[T]" style:font-size-complex="10pt"/>
    </style:style>
    <style:style style:name="T12" style:family="text">
      <style:text-properties fo:font-size="10pt" fo:font-weight="bold" style:font-size-asian="10pt" style:font-weight-asian="bold" style:font-name-complex="AvantGarde[T]" style:font-size-complex="10pt" style:font-weight-complex="bold"/>
    </style:style>
    <style:style style:name="T13" style:family="text">
      <style:text-properties fo:font-size="10pt" fo:language="fr" fo:country="FR" style:font-size-asian="10pt" style:font-name-complex="AvantGarde[T]" style:font-size-complex="10pt"/>
    </style:style>
    <style:style style:name="T14" style:family="text">
      <style:text-properties fo:font-size="10pt" fo:language="fr" fo:country="FR" fo:font-weight="bold" style:font-size-asian="10pt" style:font-weight-asian="bold" style:font-name-complex="AvantGarde[T]" style:font-size-complex="10pt" style:font-weight-complex="bold"/>
    </style:style>
    <style:style style:name="T15" style:family="text">
      <style:text-properties style:font-name="AvantGarde[T]" fo:font-size="10pt" style:font-size-asian="10pt" style:font-name-complex="AvantGarde[T]" style:font-size-complex="10pt"/>
    </style:style>
    <style:style style:name="T16" style:family="text">
      <style:text-properties style:font-name="AvantGarde[T]" fo:font-size="10pt" fo:language="fr" fo:country="FR" style:font-size-asian="10pt" style:font-name-complex="AvantGarde[T]" style:font-size-complex="10pt"/>
    </style:style>
    <style:style style:name="T17" style:family="text">
      <style:text-properties style:font-name="AvantGarde[T]" fo:font-size="10pt" fo:language="fr" fo:country="FR" fo:font-weight="bold" style:font-size-asian="10pt" style:font-weight-asian="bold" style:font-name-complex="AvantGarde[T]" style:font-size-complex="10pt" style:font-weight-complex="bold"/>
    </style:style>
    <style:style style:name="T18" style:family="text">
      <style:text-properties style:font-name="AvantGarde[T]" fo:font-size="10pt" fo:font-weight="bold" style:font-size-asian="10pt" style:font-weight-asian="bold" style:font-name-complex="AvantGarde[T]" style:font-size-complex="10pt" style:font-weight-complex="bold"/>
    </style:style>
    <style:style style:name="T19" style:family="text">
      <style:text-properties style:font-name="AvantGarde[T]" fo:font-size="10pt" fo:language="en" fo:country="GB" style:font-size-asian="10pt" style:font-name-complex="AvantGarde[T]" style:font-size-complex="10pt"/>
    </style:style>
    <style:style style:name="T20" style:family="text">
      <style:text-properties style:font-name-asian="AvantGarde[T]"/>
    </style:style>
    <style:style style:name="T21" style:family="text">
      <style:text-properties fo:font-style="italic" style:font-style-asian="italic" style:font-style-complex="italic"/>
    </style:style>
    <style:style style:name="T22" style:family="text">
      <style:text-properties style:font-name="DejaVu Sans"/>
    </style:style>
    <style:style style:name="T23" style:family="text">
      <style:text-properties style:font-name="DejaVu Sans" style:font-name-complex="Helvetica"/>
    </style:style>
    <style:style style:name="T24" style:family="text">
      <style:text-properties style:font-name="DejaVu Sans" fo:language="fr" fo:country="FR"/>
    </style:style>
    <style:style style:name="T25" style:family="text">
      <style:text-properties style:font-name="DejaVu Sans" fo:font-size="11pt" fo:letter-spacing="0.176cm" fo:language="fr" fo:country="FR" style:font-size-asian="11pt" style:font-name-complex="AvantGarde[T]Bold" style:font-size-complex="11pt"/>
    </style:style>
    <style:style style:name="T26" style:family="text">
      <style:text-properties style:font-name="DejaVu Sans" fo:font-size="10pt" fo:language="fr" fo:country="FR" style:font-size-asian="10pt" style:font-name-complex="AvantGarde[T]" style:font-size-complex="10pt"/>
    </style:style>
    <style:style style:name="T27" style:family="text">
      <style:text-properties style:font-name="DejaVu Sans" fo:font-size="10pt" fo:language="fr" fo:country="FR" fo:font-weight="bold" style:font-size-asian="10pt" style:font-weight-asian="bold" style:font-name-complex="AvantGarde[T]"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5"/>
      <text:p text:style-name="P45"/>
      <text:p text:style-name="P45"/>
      <text:h text:style-name="P3" text:outline-level="1">A CALL FOR UNITIY</text:h>
      <text:h text:style-name="P3" text:outline-level="1">ADNAN OKTAR (HARUN YAHYA)</text:h>
      <text:p text:style-name="P21"/>
      <text:p text:style-name="P20">Believers in the One God must form an alliance</text:p>
      <text:p text:style-name="P20">at once</text:p>
      <text:p text:style-name="P20"/>
      <text:p text:style-name="P20">Why should members </text:p>
      <text:p text:style-name="P20">of different faiths</text:p>
      <text:p text:style-name="P20">join together in unity?</text:p>
      <text:p text:style-name="P20"/>
      <text:p text:style-name="P20">Let us bring out </text:p>
      <text:p text:style-name="P20">our common beliefs</text:p>
      <text:p text:style-name="P20"/>
      <text:p text:style-name="P20">ABOUT THE AUTHOR</text:p>
      <text:p text:style-name="P20">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20">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72 different languages, enjoy a wide readership across the world.</text:p>
      <text:p text:style-name="P20">By the will of Allah, the books of Harun Yahya will be a means through which people in the twenty-first century will attain the peace, justice, and happiness promised in the Qur'an.</text:p>
      <text:p text:style-name="P20"/>
      <text:p text:style-name="P20"/>
      <text:p text:style-name="Standard"><text:a xlink:type="simple" xlink:href="http://www.harunyahya.com/" text:style-name="Internet_20_link" text:visited-style-name="Visited_20_Internet_20_Link"><text:span text:style-name="Internet_20_link"><text:span text:style-name="T23">www.harunyahya.com</text:span></text:span></text:a></text:p>
      <text:p text:style-name="Standard"><text:a xlink:type="simple" xlink:href="http://www.GOD-EXISTS.org/" text:style-name="Internet_20_link" text:visited-style-name="Visited_20_Internet_20_Link"><text:span text:style-name="Internet_20_link"><text:span text:style-name="T23">www.GOD-EXISTS.org</text:span></text:span></text:a></text:p>
      <text:p text:style-name="P20"/>
      <text:p text:style-name="P20">This leaflet has been laid out to invite devout Christians and Jews for cooperation to convey people the message of existence and oneness of Allah. Those who desire, can <text:soft-page-break/>distribute and propagate this leaflet free of any copyright. Our brothers can contact us in case they request.</text:p>
      <text:p text:style-name="P34"/>
      <text:p text:style-name="P20"/>
      <text:h text:style-name="P4" text:outline-level="1">Contents</text:h>
      <text:p text:style-name="P20"/>
      <text:p text:style-name="P20"/>
      <text:p text:style-name="P22">LIFE DID NOT COME INTO</text:p>
      <text:p text:style-name="P22">BEING BY CHANCE 2</text:p>
      <text:p text:style-name="P22"/>
      <text:p text:style-name="P22">SCIENTIFIC NONSENSE: THE THEORY OF EVOLUTION 4</text:p>
      <text:p text:style-name="P22"/>
      <text:p text:style-name="P22">THE PROOFS OF GOD’S EXISTENCE </text:p>
      <text:p text:style-name="P22">PERVADE THE ENTIRE UNIVERSE 6</text:p>
      <text:p text:style-name="P22"/>
      <text:p text:style-name="P22">DARWINISM IS A GRAVE THREAT </text:p>
      <text:p text:style-name="P22">TO COMMUNITIES 8</text:p>
      <text:p text:style-name="P22"/>
      <text:p text:style-name="P22">BELIEVERS IN THE ONE GOD MUST FORM </text:p>
      <text:p text:style-name="P22">AN ALLIANCE AT ONCE 10</text:p>
      <text:p text:style-name="P22"/>
      <text:p text:style-name="P22">WHY SHOULD MEMBERS OF DIFFERENT </text:p>
      <text:p text:style-name="P22">FAITHS JOIN TOGETHER IN UNITY? 14</text:p>
      <text:p text:style-name="P22"/>
      <text:p text:style-name="P22">THE THREAT OF RADICALISM: THE GOOD MUST UNITE AGAINST EVIL 15</text:p>
      <text:p text:style-name="P22"/>
      <text:p text:style-name="P22">LET US SPREAD THE FACT OF CREATION </text:p>
      <text:p text:style-name="P22">TOGETHER 16</text:p>
      <text:p text:style-name="P22"/>
      <text:p text:style-name="P22">A CALL TO BRING OUT OUR COMMON </text:p>
      <text:p text:style-name="P22">BELIEFS! 18</text:p>
      <text:p text:style-name="P22"/>
      <text:p text:style-name="P22">MUSLIMS ARE DEVOTED TO THE </text:p>
      <text:p text:style-name="P22">PROPHET JESUS (PBUH) WITH A VERY </text:p>
      <text:p text:style-name="P22">GREAT LOVE 20</text:p>
      <text:p text:style-name="P22"/>
      <text:p text:style-name="P22">HISTORY IS FULL OF EXAMPLES OF FRIENDSHIP <text:s text:c="12"/></text:p>
      <text:p text:style-name="P22"><text:span text:style-name="T2"><text:s/></text:span>BETWEEN MUSLIMS AND THE PEOPLE OF </text:p>
      <text:p text:style-name="P22">THE BOOK 22</text:p>
      <text:p text:style-name="P22"/>
      <text:p text:style-name="P22">THE SECOND COMING OF </text:p>
      <text:p text:style-name="P22">THE PROPHET JESUS (PBUH): </text:p>
      <text:p text:style-name="P22">GLAD TIDINGS COMMON TO CHRISTIANS AND <text:s/>MUSLIMS 24</text:p>
      <text:p text:style-name="P22"/>
      <text:p text:style-name="P22">THE SECOND COMING OF <text:s/>THE PROPHET JESUS (PBUH): <text:s text:c="15"/>GLAD TIDINGS COMMON TO CHRISTIAN WORLD 26</text:p>
      <text:p text:style-name="P22"/>
      <text:p text:style-name="P22">MUSLIMS WHO ABIDE BY THE QUR’AN </text:p>
      <text:p text:style-name="P22">ARE THE MOST MODERN PEOPLE IN </text:p>
      <text:p text:style-name="P22">THEIR ENVIRONMENTS 28</text:p>
      <text:p text:style-name="P22"/>
      <text:p text:style-name="P22">THE HEART IS ONLY SATISFIED WHEN </text:p>
      <text:p text:style-name="P22">IT TURNS TO GOD 30</text:p>
      <text:p text:style-name="P22"/>
      <text:p text:style-name="P22">A LAST WORD... 32</text:p>
      <text:p text:style-name="P33">Life did not come into being by chance</text:p>
      <text:p text:style-name="P17"/>
      <text:p text:style-name="P23"><text:span text:style-name="T5">T</text:span><text:span text:style-name="T13">here can be no doubt that nothing in the world is more important than a human being’s knowing our Creator. Knowing God, Who created us, is far more important and urgent than anything else in our lives. </text:span></text:p>
      <text:p text:style-name="P10">Let us consider the first of those things He has given us that come to mind... We live in a world specially created for life, planned down to the finest detail. But we did nothing to establish that order. We contributed nothing to the subject; we neither determined the distance of the Earth from the Sun nor the way the Earth keeps on revolving … We did not think of the need for the Sun to send rays to the Earth in order to heat it, and neither did we plan the food, water and nitrogen cycles these rays would be instrumental in … We did not arrange for ourselves to be able to breathe continually in order to survive, for our hearts to keep beating or for the way we inhale oxygen at every breath. In the same way that we calculated none of these, so we ourselves set up none of the billions of details essential for us to live. We merely opened our eyes one day and found ourselves in the midst of countless blessings. The Almighty Entity Who creates these blessings and places them at our disposal is God.</text:p>
      <text:p text:style-name="P25">That being the case, every human being has a responsibility to know and give thanks to God, Who created him and all things.</text:p>
      <text:p text:style-name="P25">The existence of God is manifest, with plentiful evidence. Indeed, it is an obvious truth that the awe-inspiring creation observed in the universe and living things could only emerge as the result of a superior intelligence. </text:p>
      <text:p text:style-name="P25">Anyone of good conscience encountering this reality will immediately realize that it is Almighty God Who created himself and the entire universe, see that he enjoys countless blessings, not by chance, but through His beneficence and turn to Him with all his heart. </text:p>
      <text:p text:style-name="P25">Someone holding a book knows that it was written by an author and within the framework of a specific purpose. It will never cross his mind that the book appeared by chance. Alternatively, someone looking at a statue will have no doubt that it was made by a sculptor. Moreover, in addition to nobody’s ever thinking that countless works of art came into being spontaneously, they will never deny that even two or three bricks on top of one another must have been arranged in that way by someone in a deliberate course of action. Therefore, everyone realizes that if there is order somewhere, be it great or small, that order must have an instigator and a maintainer. </text:p>
      <text:p text:style-name="P25">Reflection on the basis of this clearly shows that everything that exists, from our own bodies to the furthest points of the inconceivably vast universe, must have a Creator, and this is an undeniable fact. That Creator is Almighty God, Who arranges everything and brings it into being down to the very finest detail, from Whom all things draw their own existence, while His own being is infinite and eternal. </text:p>
      <text:p text:style-name="P36"/>
      <text:p text:style-name="P19"><text:span text:style-name="Heading_20_1_20_Char"><text:span text:style-name="T24">Scientific nonsense: The theory of Evolution</text:span></text:span></text:p>
      <text:p text:style-name="P19"><text:span text:style-name="T25">U</text:span><text:span text:style-name="T26">p until the 19th century the great majority of people believed in the existence of God and the fact that all living things are created by Him. In the middle of the 19th century, however, an amateur naturalist by the name of Charles Darwin claimed that life had begun with the chance formation of a single cell and that this cell had gradually developed as the result of coincidences and given rise to the living world we know today. As soon as this theory was launched it attracted enormous interest from the adherents of various irreligious ideologies, because this heretical idea represented a supposed scientific foundation for atheism.</text:span></text:p>
      <text:p text:style-name="P36"/>
      <text:p text:style-name="P25"/>
      <text:p text:style-name="P25"/>
      <text:p text:style-name="P25">Not a single fossil exists to show that living things developed gradually, in other words, that they evolved. The fossil record obtained from excavations all over the world over the last 150 years or so has proved that fish have always been fish, insects have always been insects, birds have always been birds and reptiles have always been reptiles. Not a single fossil showing a transition between living species, from fish to amphibians for example, or from reptiles to birds, has ever been seen. In short, the fossil record has definitively refuted the fundamental claim of the theory of evolution, the idea that species changed into one another over the course of long periods of time.</text:p>
      <text:p text:style-name="P25"/>
      <text:p text:style-name="P25">Yet Darwin was unaware even of the existence of DNA. Branches of science such as genetics, biomathematics, microbiology, paleontology, biochemistry and biophysics were as yet unknown. The theory of evolution thus developed in an atmosphere of total ignorance. As technology advanced and as modern medicine and biology unraveled the secrets of the human body people realized that the theory of evolution was a complete deception. The excavation of millions of fossil specimens belonging to tens of thousands of different species dealt this false theory the heaviest blow. Hundreds of millions of fossils obtained from all over the world showed that life came into being instantaneously, fully formed and with all its complex structures, and remained unchanged over the course of millions of years.</text:p>
      <text:p text:style-name="P25"/>
      <text:p text:style-name="P25"/>
      <text:p text:style-name="P25"/>
      <text:p text:style-name="P25">Life is built on countless sensitive balances, from protein, the building block of life, to the human body. The theory of evolution, which denies the existence of a conscious Creator, has no other explanation than to say “by chance” when asked how all these balances are established and maintained in the absence of a consciousness. The fact is that the balances in question are so delicate and so numerous that it is incompatible with reason and good sense to suggest that they all came about “by chance.” The probability of just one of the millions of factors that go to make up life, that of the protein that constitutes the fundamental material of the living cell coming into being by “chance” is zero. The main reason for this is the need for other proteins to be present if one protein is to form, and this completely eradicates the possibility of chance formation. This fact by itself is sufficient to eliminate the evolutionist claim of chance right from the outset.</text:p>
      <text:p text:style-name="P25"/>
      <text:p text:style-name="P25"/>
      <text:h text:style-name="P5" text:outline-level="1">The proofs of God’s the entire Universe existence pervade</text:h>
      <text:p text:style-name="P23"><text:span text:style-name="T5">T</text:span><text:span text:style-name="T13">here is an extraordinary equilibrium and harmony in the boundless universe we inhabit. Everywhere we look is filled with matchless manifestations of God’s creative artistry. All the delicate balances and structures on Earth are manifest signs of our Lord’s infinite might and power. There is no doubt that one’s </text:span><text:soft-page-break/><text:span text:style-name="T13">responsibility at this point is to be aware that God created all this flawless order in the ideal manner to support human life, to reflect on that fact and to turn to Him with a sincere heart and serve Him alone. </text:span></text:p>
      <text:p text:style-name="P25"/>
      <text:p text:style-name="P24">Every one of the vast number of planets, large and small, in the universe represents a critically important component of a huge order. Neither their location in space nor their courses are haphazard; on the contrary, they have been specially determined with countless details, whether known to us or not, and created for a specific purpose. In fact, a change in the position of the planets alone, just one of the countless factors in the order in the universe, would be sufficient to demolish all the interconnected balances and lead to total disorder. However, these balances never go wrong and the perfect order in the universe continues uninterrupted. This is the flawless creation of Omnipotent God.</text:p>
      <text:p text:style-name="P25">Our hearts make it possible for all the blood in our bodies to flow around it 1000 times in a day. This pump continues working non-stop 24 hours a day. In order for this pump to meet the body’s needs it has to start working using its own electrical system and to produce enough energy to raise an average-size car 1 meter off the ground in a 1-hour period. It is Almighty God Who makes this extraordinary system His instrument in allowing us to live over the whole course of our lives.</text:p>
      <text:p text:style-name="P25"/>
      <text:p text:style-name="P24">Every detail in the human body is planned, with a system constructed on the most delicate balances. We can consider the delicate system in the ear, our hearing organ, as an example of this. An ear that could hear more sound would not constitute an advantage for us; on the contrary, it would be most uncomfortable. Let us think. There is no unbearable sound among all the sounds we hear. The reason for this is the perfectly functioning creation in the ear. Like all the other organs in the human being, the ear possesses just those properties that are needed. For example, the limit of perception known as the “threshold of sound” in the human ear has been arranged for a specific purpose. Imagine what would happen if our ears were more sensitive... Were it not for this system we would have to hear all kinds of uncomfortable sounds.</text:p>
      <text:h text:style-name="P5" text:outline-level="1">Darwinsm is a grave threat to communities</text:h>
      <text:p text:style-name="P25"/>
      <text:p text:style-name="P23"><text:span text:style-name="T5">F</text:span><text:span text:style-name="T13">or a community to lose faith in God, or for that faith to be weakened, for the individuals in that society to regard themselves as entities that came into being by chance, brings with it terrible spiritual destruction. There are no bounds for someone who has no fear of God. In addition, people who deny resurrection after death and that they will be rewarded for their actions in this world with Paradise or Hell can be very dangerous, untrustworthy, aggressive, prone to crime, lacking in compassion and self-interested. Under the Darwinist system that gives rise to generations of people far removed from human love, who are cruel, aggressive and selfish and attach no importance to moral values, most countries have great problems with their own citizens. Hooligans, neo-Nazis, fascists, communists, anarchists and terrorists make these countries impossible to live in. </text:span></text:p>
      <text:p text:style-name="P24">It is a well-known fact that it is the indoctrination of Darwinism that underlies the increasing degeneration and rising crime levels, especially among the young, across the world. It is dishonest to constantly indoctrinate young people with the idea that they are supposedly a species of animal, that they are valueless and purposeless and that conflict is a rule of life and then wonder why they are degenerate. Moral degeneration can be prevented by putting an end to Darwinist indoctrination and by telling people of religious moral values. That is because many instances have shown that judicial and military measures are insufficient by themselves. It must not be forgotten that one cannot get rid of nettles by just cutting them down. They just go back thicker and stronger. The solution is to pull the nettles up by the roots. No lasting solutions to problems can be achieved until the error of Darwinist indoctrination is set out.</text:p>
      <text:p text:style-name="P35">Someone lacking sufficient information about Darwinism may be unaware what kind of danger it poses. Since he does not know what great social and moral disasters its thinking may lead to he may fail to grasp the importance of the intellectual struggle against it. But the fact is that Darwinist ideology, which denies the existence and oneness of God and the fact that human beings are responsible to Him, prepares the way for grave damage by giving people the idea that they are the product of blind chance and a species of animal. Regarding life as a sphere of conflict and regarding the weak as doomed to be crushed and eliminated it maintains that only the strong survive. That is why the intellectual struggle against Darwinism is so important and so urgent. </text:p>
      <text:p text:style-name="P25"/>
      <text:h text:style-name="P5" text:outline-level="1">Believers in the one God must form an alliance at once</text:h>
      <text:p text:style-name="P18"/>
      <text:p text:style-name="P23"><text:span text:style-name="T5">T</text:span><text:span text:style-name="T13">here are two poles in the world today. But the supporters of these two poles are not Muslims and Jews/Christians. On the one hand there are those who believe in the existence and oneness of God, and on the other there are the unbelievers; in other words, the supporters of religious moral values on the one hand and the adherents of ideologies opposed to religious moral values on the other. </text:span></text:p>
      <text:p text:style-name="P25">The holy books of all three revealed religions describe how Muslims, Jews and Christians have common beliefs, common observances, common moral values and common opponents. The responsibility of devout and sincere Christians, Jews and Muslims of good conscience and common sense is to wage a joint intellectual struggle against evil and the wicked and work together in solidarity, union and unity. That union must be built on the basis of love, respect, understanding, compatibility and cooperation. The urgency of the situation must be borne in mind and everything that might lead to disputes and division must be scrupulously avoided.</text:p>
      <text:p text:style-name="P10">Various disputes may have arisen between members of these three faiths in the past; that is a historic reality. But these stemmed not from the essential nature of Christianity, Judaism and Islam, but from mistaken decisions and ideas by states, communities and individuals, and generally from political or economic interests and expectations. Otherwise, one of the common aims of all three revealed faiths is for all mankind to live in peace, security and happiness, and any conflict violating that is wrong according to all three.</text:p>
      <text:p text:style-name="P10"/>
      <text:p text:style-name="P8"/>
      <text:p text:style-name="P10">Forces targeting religious and moral values have formed a great alliance by putting all their means together. But it is in our power, in the power of the devout, to intellectually annihilate that alliance. United, we can eliminate the negative and destructive consequences of irreligious and materialist indoctrination. We can establish a society in which moral virtue, peace, security and well-being prevail. But the only way to do that is for the members of the three revealed faiths (Islam, Judaism and Christianity) to join together in the light of this common purpose.</text:p>
      <text:p text:style-name="P10"/>
      <text:p text:style-name="P8"/>
      <text:p text:style-name="P8">September 11th of England,</text:p>
      <text:p text:style-name="P10"><text:soft-page-break/>bus bombing in England</text:p>
      <text:p text:style-name="P10"/>
      <text:p text:style-name="P8"/>
      <text:p text:style-name="P8"/>
      <text:p text:style-name="P10">Let us unite, as people who believe in God and who obey His revelation, in a common word – “faith.” When Muslims, Christians and Jews unite in this way in a common word, when they realize they are friends and not enemies, when they regard atheism, materialism and irreligion as the real foe, and when they engage in an intellectual struggle against these ideas, then the conflicts, enmities, fears and acts of terror that have persisted for centuries will come to an end.</text:p>
      <text:p text:style-name="P10"/>
      <text:p text:style-name="P8"/>
      <text:p text:style-name="P8">An intellectual struggle in which believers are united against all irreligious ideologies will ensure the longed-for peace and harmony. God says in His verses:</text:p>
      <text:p text:style-name="P10">Those who disbelieve are the friends and protectors of one another. If you do not act in this way there will be turmoil in the land and great corruption. (Surat al-Anfal, 73)</text:p>
      <text:p text:style-name="P10"/>
      <text:p text:style-name="P8"/>
      <text:p text:style-name="P8">11th March 2004</text:p>
      <text:p text:style-name="P10">train bombing in Madrid</text:p>
      <text:p text:style-name="P10"/>
      <text:p text:style-name="P8"/>
      <text:p text:style-name="P8">The duty of sincere and devout Christians, Jews and Muslims possessed of good conscience and common sense is to wage a common intellectual struggle against evils and the wicked and to work together in solidarity, unity and unison. That union must be built on the principles of love, respect, understanding, harmony and cooperation. The urgency of the situation must be borne in mind and everything that might lead to disputes and division must be scrupulously avoided.</text:p>
      <text:h text:style-name="P7" text:outline-level="1">Why sould members of differents faitsh join together in unity?</text:h>
      <text:p text:style-name="P30"/>
      <text:p text:style-name="P20">There is no doubt that we are living in one of the times when the world stands most in need of peace, friendship and brotherhood. The wars and conflicts that left their mark on the 20th century are continuing full speed ahead in the new century, and innocent people across the world are suffering material and spiritual losses because of these wars.</text:p>
      <text:p text:style-name="P20">However, certain circles are insisting on inciting conflict between two of the world’s great civilizations. Yet it is clear that the clash of civilizations these people are imposing is leading to a terrible tragedy for all mankind. One of the main ways of pretending such a disaster is the strengthening of cooperation and friendship between civilizations.</text:p>
      <text:p text:style-name="P20"/>
      <text:h text:style-name="P2" text:outline-level="1">The theat of radicalism: The good must Unite against evil</text:h>
      <text:p text:style-name="P20"/>
      <text:p text:style-name="P20">It is ignorance that lies under radicalism’s ability to find supporters, even though it is a harmful and destructive movement. People who are not properly informed, or who are misinformed or only informed one-sidedly, may fall under the influence of extremist tendencies and may adopt the ideas put forward by them without judging them properly. </text:p>
      <text:p text:style-name="P20">Intellectual activities carried out jointly by members of the three revealed faiths will be a means whereby the conditions that prepare the ground for radicalism are eliminated.</text:p>
      <text:p text:style-name="P20">Muslims must treat the People of the Book, Christians and Jews, with respect, love and understanding and tell them of the Qur’an’s call for “unity in a common word” in the best manner possible. This call is the secret to an alliance between Islam, Christianity and Judaism:</text:p>
      <text:p text:style-name="P20">Say, “People of the Book! Come to a proposition which is the same for us and you – that we should worship none but God and not associate any partners with Him and not take one another as lords besides God.” … (Surah Al ‘Imran, 64)</text:p>
      <text:p text:style-name="P20">The aim of this call is to invite all believers to unite around common objectives, to strive together against atheism, hatred of religion and social and moral degeneration, and to spread moral virtues by working together. This call is issued to all honest, conciliatory and virtuous Jews, Christians and Muslims, who are supporters of moral virtue, peace and justice, and are of good conscience and common sense.</text:p>
      <text:p text:style-name="P20"/>
      <text:h text:style-name="P2" text:outline-level="1">Let us spread the fact of creation together</text:h>
      <text:p text:style-name="P10"/>
      <text:p text:style-name="P23"><text:span text:style-name="T5">T</text:span><text:span text:style-name="T13">he proofs of Creation consist of all knowledge and facts that reveal the existence and oneness of God and His sublime power, omniscience and artistry. These are means whereby people become aware of and turn to God.</text:span></text:p>
      <text:p text:style-name="P25">Revealing to the eyes of the heedless the details of many proofs of Creation and perfections that they are unaware of taking place all around them every day will be highly effective in doing away with that <text:soft-page-break/>heedlessness. There are many signs leading to faith that everyone has grown used to seeing over the years and very few people even think about. A person’s own body is by itself a great proof of Creation. Our eyes are more complex and superior to even the most advanced cameras. All the systems in our bodies work together in great harmony and equilibrium, and chemical processes that can only take place in giant laboratories are carried out far more perfectly by our own internal organs. Jews, Christians and Muslims must work together in order to eradicate this culture of heedlessness and replace it with a culture based on thanks and obedience to God.</text:p>
      <text:p text:style-name="P10">In many verses of the Qur’an people are called on to reflect on the facts cited above and to see and grasp these proofs of the existence and greatness of God. A few of the hundreds of verses on that subject are as follows:</text:p>
      <text:p text:style-name="P10"/>
      <text:p text:style-name="P8"/>
      <text:p text:style-name="P10">There must be an end to the historic problems, prejudices, misunderstandings and arguments and disputes based on bigotry between Christians, Jews and Muslims. It must not be forgotten that there is no time to lose. It is obvious that both sides must approach one another with understanding and compassion. The important thing is to mention common points, rather than differences, to be constructive rather than destructive, to help rather than to obstruct, to make things easy rather than difficult, to complete rather than separate and to unite rather than divide.</text:p>
      <text:p text:style-name="P10"/>
      <text:p text:style-name="P27">Do you not see how He created seven heavens in layers, and placed the Moon as a light in them and made the Sun a blazing lamp? God caused you to grow from the earth then will return you to it and bring you out again. God has spread the earth out as a carpet for you so that you could use its wide valleys as roadways. (Surah Nuh, 15-20)</text:p>
      <text:p text:style-name="P25">The universe is full of countless such details. Yet most people never stop to think of them in their daily lives. For that reason, preaching and describing the proofs of Creation that people never think about will encourage the other party to reflect, and play an important role in their appreciation of the might and power of God.</text:p>
      <text:p text:style-name="P25">Every truly believing Christian, Jew and Muslim has a duty to do all he can in that regard. The correct course of action for Jews, Christians and Muslims who believe in the One God, seek to earn His good pleasure, fully submit themselves to Him, who are genuinely devoted to Him, who praise Him and basically share the same values, is to act together.</text:p>
      <text:p text:style-name="P25"/>
      <text:p text:style-name="P28"/>
      <text:p text:style-name="P28">An intense propaganda, both overt and covert, has pervaded everywhere in the name of so-called evolution or so-called science. A newspaper you glance at, an advertising poster, a book you read, a film you see or a documentary you watch on television or on the Internet, they are all full of messages denying Creation and our Creator. Yet the proofs of Creation are everywhere. God created everything in the universe, what we see around us, from the cells in the depths of our bodies to the boundless galaxies. The perfection in these, the magnificent artistry and the grand order are proofs of that Creation.</text:p>
      <text:p text:style-name="P28"><text:soft-page-break/></text:p>
      <text:h text:style-name="P6" text:outline-level="1">a call to bring out our common beliefs!</text:h>
      <text:p text:style-name="P23"><text:span text:style-name="T5">T</text:span><text:span text:style-name="T13">he true faiths have provided the same basic belief and ethical model. They all possess the same essential beliefs regarding the existence and oneness of God, the purpose behind the creation of mankind and all beings, the ideal behavior and life style that is pleasing to God, the nature of the concepts of good and evil, right and wrong, and what one must do for the eternal life.</text:span></text:p>
      <text:p text:style-name="P25">When we look at the Gospel, the basis of Christianity, the Torah, the basis of Judaism, and the Qur’an, the basis of Islam, we see that the finest speech and behavior is recommended in interpersonal relations. The form of behavior that believers should adopt towards other people is described as follows in the Gospel:</text:p>
      <text:p text:style-name="P29">…<text:span text:style-name="T20"> </text:span>always try to be kind to each other and to everyone else. (1 Thessalonians 5:15)</text:p>
      <text:p text:style-name="P40">In many verses of the Qur’an, our Lord describes moral virtue, goodness and the importance of responding to evil with good, and He commands Muslims to treat Jews and Christians, the People of the Book, with affection. </text:p>
      <text:p text:style-name="P10">We are explicitly told in the Qur’an that the People of the Book are closer to Muslims than are idolaters (meaning pagans or the irreligious). The People of the Book possess moral criteria, based on revelation from God, and the concepts of lawful and unlawful. For that reason, it is lawful for Muslims to eat food prepared by the People of the Book. In the same way, Muslim men are permitted to marry women from the People of the Book. These are things that will make warm human relations and the building of a peacefully shared life possible. Since such a moderate and affectionate perspective is advised in the Qur’an it is inconceivable for a Muslim to hold any other view.</text:p>
      <text:p text:style-name="P10">God has told Muslims in the Qur’an to speak pleasantly to the People of the Book. There is no doubt that the most important feature common to Muslims and the People of the Book is faith in the One God:</text:p>
      <text:p text:style-name="P28"/>
      <text:p text:style-name="P15">…<text:span text:style-name="T20"> </text:span>Only argue with the People of the Book in the kindest way saying, “We believe in what has been sent down to us and what was sent down to you. Our God and your God are One and we submit to Him.” (Surat al-‘Ankabut, 46) </text:p>
      <text:p text:style-name="P27">Say, “People of the Book! Come to a proposition which is the same for us and you – that we should worship none but God and not associate any partners with Him and not take one another as lords besides God.” … (Surah Al ‘Imran, 64)</text:p>
      <text:p text:style-name="P37"/>
      <text:h text:style-name="P5" text:outline-level="1">Muslims are devoted to the prophet Jesus (pbuh) with a very great love</text:h>
      <text:p text:style-name="P30"/>
      <text:p text:style-name="P20"/>
      <text:p text:style-name="P20">In the Qur’an a great deal of information is provided about the Prophet Jesus (peace be upon him). It is described how the Prophet Jesus (pbuh) came to the world without a father, when Gabriel told Hazrat Mary the glad tidings, how he spoke with people immediately after his birth and how he worked miracles even as a baby through inspiration from God. Again as revealed in the Qur’an, the Prophet Jesus (pbuh) was an exemplary servant and Messenger of God throughout the course of his life. He preached the Gospel, a guide and counsel, confirming the Torah, and called on people to sincerely serve God. </text:p>
      <text:p text:style-name="P20">One of the main factors that weld Christianity and Islam together is the love for the Prophet Jesus (pbuh) shared by the members of both faiths. It is described in the Qur’an how all the prophets communicated the same Divine message, told people glad tidings and also warned them, and also served as the finest role models for their communities. For that reason, Muslims believe in all the prophets and make no distinctions between them. </text:p>
      <text:p text:style-name="P20">Like the Prophet Muhammad (may God bless him and grant him peace), Muslims also believe in the Prophet Jesus (pbuh) and feel a great love and respect for him. The Prophet Jesus (pbuh) is described in the Qur’an as "the Messenger of God and His Word" (Surat an-Nisa’, 171); it is revealed that he is “a Sign” for mankind (Surat al-Anbiya’, 91); and very important information about his struggle, miracles and life is provided. Jesus the Messiah (pbuh) is praised as follows in this verse from the Qur’an:</text:p>
      <text:p text:style-name="P31">When the angels said, “Mary, your Lord gives you good news of a Word from Him. His name is the Messiah, Jesus, son of Mary, of high esteem in this world and the Hereafter, and one of those brought near.” (Surah Al ‘Imran, 45)</text:p>
      <text:p text:style-name="P20">Muslims believe that the Gospel is a Divine scripture sent down from the Sight of God (but that it was subsequently corrupted by people, even though some of the true pronouncements in it have survived unchanged). They regard the Gospel as a guide for Christians, sent down by God with qualities that distinguish between truth and error, lawful and unlawful. In one verse of the Qur’an the qualities of the Gospel given to the Prophet Jesus (pbuh) is described thus:</text:p>
      <text:p text:style-name="P31">And We sent Jesus son of Mary following in their footsteps, confirming the Torah that came before him. We gave him the Gospel containing guidance and light, confirming the Torah that came before it, and as guidance and admonition for those who have piety. (Surat al-Ma’ida, 46)</text:p>
      <text:p text:style-name="P20">There can be no clash between Islamic civilization and Western civilization, because the Judeo-Christian belief that constitutes the basis of Western civilization is in harmony and agreement with Islam, rather than in conflict with it.</text:p>
      <text:h text:style-name="P2" text:outline-level="1"><text:soft-page-break/>History is full of examples of friendship between muslims and the people of the book</text:h>
      <text:p text:style-name="P20"/>
      <text:p text:style-name="P39"><text:span text:style-name="T5">A</text:span><text:span text:style-name="T13">nyone looking at the position of Christians and Jews under Islamic rule in history with an unbiased eye will encounter one manifest reality: The People of the Book have always lived in peace and security under Islamic administration. Some even sought shelter in Islamic lands when they were oppressed by other rulers, and found the security they sought in Muslim countries.</text:span></text:p>
      <text:p text:style-name="P10">It is noted in the Qur’an that compared to members of other communities of believers, Christians will enjoy a particular friendship with Muslims. In this verse God describes how and why Christians are the people closest to Muslims:</text:p>
      <text:p text:style-name="P12">... You will find the people most affectionate to those who believe are those who say, “We are Christians.” That is because some of them are priests and monks and because they are not arrogant. (Surat al-Ma’ida, 82)</text:p>
      <text:p text:style-name="P10">The first instances of the closeness and warm relations described in the verse came in the time of the Prophet of Islam, the Prophet Muhammad (may God bless him and grant him peace). Some oppressed Muslims were advised by the Prophet Muhammad (may God bless him and grant him peace) to migrate to Abyssinia, which was under the rule of the Christian King Negus, where they lived in peace and security. Excellent relations were established between Muslims and Christians in the early days of Islam, based on the principles of compassion, peace, respect, cooperation, mutual aid and freedom of religion, belief and worship. Aspects of social life such as marriage, trade and neighborliness were also implemented in such a way as to be role models for all Muslims and Christians.</text:p>
      <text:p text:style-name="P16"/>
      <text:p text:style-name="P10"/>
      <text:p text:style-name="P10">Caliph Umar's declaration to the Orthodox patriarch Sophronios in 638. This declaration guaranteed all of the Christians' rights in the Holy Land.</text:p>
      <text:p text:style-name="P10"/>
      <text:h text:style-name="P5" text:outline-level="1">The second coming of the prophet Jesus (pbuh): Glad tidings common to Christians and Muslims</text:h>
      <text:p text:style-name="P10"/>
      <text:p text:style-name="P23"><text:span text:style-name="T5">T</text:span><text:span text:style-name="T14">he fact that the Prophet Jesus (pbuh) will return to Earth is most important for Muslims. By a miracle from God, he is a prophet who was born with no father, called the People of Israel to the truth and showed them many miracles. He is the Messiah and, as revealed in the Qur’an, "the word of God" (Surat an-Nisa’, 171). With his return to Earth, disputes between Muslims and Christians, who believe in God in the same way, share the same moral values and are, again as revealed in the Qur’an, "the most affectionate" (Surat al-Ma’ida, 82) to one another will be resolved and these two great religious communities will be unified. Members of the other revealed religion, the Jews, will find guidance by believing in the Prophet Jesus (pbuh), the Messiah (Surat an-Nisa’, 159). In this way, the three revealed faiths will be united, and there will be a single faith on earth, based on belief in God. That religion will inflict an intellectual defeat on pagan beliefs and philosophies that deny God. The world will thus be freed from wars, conflicts, racial and ethnic enmities, oppression and injustice, and mankind will enjoy a “Golden Age” of peace and happiness.</text:span></text:p>
      <text:p text:style-name="P26">This is without doubt one of the greatest events in the history of the world. This climate in which the three revealed faiths will be united means that the whole continent of America, Europe, the Islamic world, Russia and Israel will establish an alliance based on common belief, a thing that has never been brought about in the world before. The peace, security, stability and happiness this union will bring to the world have never before been established, either, nor anything like it.</text:p>
      <text:p text:style-name="P41">Furthermore, the fact of the Prophet Jesus’ (pbuh) return to Earth is one of the greatest miracles of all time. In the light of the signs imparted by God in the Qur’an, the hadiths of our Prophet (may God bless him and grant him peace) and comments by Islamic scholars, we believe that this blessed time is imminent. As Muslims, we feel great excitement at the imminent return of the Prophet Jesus (pbuh) and are doing all we can to prepare ourselves and the world for this blessed guest.</text:p>
      <text:p text:style-name="P41">We call on Christians to be as sensitive, aware and enthusiastic as possible on the subject.</text:p>
      <text:p text:style-name="P43"><text:span text:style-name="Heading_20_1_20_Char"><text:span text:style-name="T24">The second coming of the prophet Jesus (pbuh): Glad tidings Common to Christian World</text:span></text:span></text:p>
      <text:p text:style-name="P9"><text:span text:style-name="T25">T</text:span><text:span text:style-name="T26">he love of the Prophet Jesus (pbuh) has bestowed moral virtues on Christians down the ages. In the Qur’an, God describes Christians as "the people most affectionate to those who believe" and says:</text:span></text:p>
      <text:p text:style-name="P27">... That is because some of them are priests and monks and because they are not arrogant. (Surat al-Ma’ida, 82)</text:p>
      <text:p text:style-name="P25">In another verse He refers to Christians’ positive moral values:</text:p>
      <text:p text:style-name="P42">Then We sent Our Messengers following in their footsteps and sent Jesus son of Mary after them, giving him the Gospel. We put compassion and mercy in the hearts of those who followed him. (Surat al-Hadid, 27) </text:p>
      <text:p text:style-name="P10">Throughout the course of history, Christians have experienced various forms of oppression, chosen lives of hardship by withdrawing from the joys of this world, and made great sacrifices. These things are all important signs of their sincerity. However, that sincerity needs to be strengthened still further in this time when the return of the Prophet Jesus (pbuh) is close at hand.</text:p>
      <text:p text:style-name="P13"/>
      <text:p text:style-name="P25">•<text:span text:style-name="T20"> </text:span>According to Christian sources, too, the Prophet Jesus (pbuh) will return to Earth. The second coming of the Prophet Jesus (pbuh) is referred to many times in the Gospel.</text:p>
      <text:p text:style-name="P28"/>
      <text:p text:style-name="P25">•<text:span text:style-name="T20"> </text:span>According to Christian sources, too, the return of the Prophet Jesus (pbuh) is close at hand. Many Christians believe that the second coming is imminent because almost all the portents in the Gospel and the Torah regarding the coming of the Messiah have come about. </text:p>
      <text:p text:style-name="P25"/>
      <text:p text:style-name="P25">•<text:span text:style-name="T20"> </text:span>According to Christian sources, too, the return of the Prophet Jesus (pbuh) will be the greatest happening in the history of the world. Since such a Prophet as Jesus (pbuh), blessed by God, will soon be returning to Earth, the preparations for that must be made and the matter kept constantly on the agenda.</text:p>
      <text:p text:style-name="P25"/>
      <text:p text:style-name="P40">•<text:span text:style-name="T20"> </text:span>Since the Prophet Jesus (pbuh) will unite all believers when he returns, all disagreements, disputes and quarrels among Christians that will be meaningless in the near future must be set aside now.</text:p>
      <text:p text:style-name="P10"/>
      <text:p text:style-name="P40">•<text:span text:style-name="T20"> </text:span>When the Prophet Jesus (pbuh) returns, all Christians and Muslims who believe in him will unite in a common belief, so we must strive from now on to overcome all prejudice and distrust between Christians and Muslims.</text:p>
      <text:p text:style-name="P10">The final book of the Gospel, "Revelation", says: </text:p>
      <text:p text:style-name="P29">…<text:span text:style-name="T20"> </text:span>"The kingdom of the world has become the kingdom of our Lord and of his [Messiah], and He will reign for ever and ever.” (Revelation 11:15)</text:p>
      <text:p text:style-name="P12">There is not one of the People of the Book who will not believe in him before he dies… (Surat <text:soft-page-break/>an-Nisa’, 159) </text:p>
      <text:p text:style-name="P25">It is indicated in this verse of the Qur’an that when the Prophet Jesus (pbuh) returns everyone will believe in him, and that faith will thus rule the world in the End Times. </text:p>
      <text:p text:style-name="P10">All Christians must share the awareness, fervor, passion, excitement and joy of this approaching great event. As Muslims who share these feelings, we call on Christians:</text:p>
      <text:p text:style-name="P10">Come, let us prepare for the approaching return of the Prophet Jesus (pbuh) together. Let us respect the differences between our beliefs in the knowledge that the Prophet Jesus (pbuh) will teach us the truth. Let us strive to fill the world with the peace, brotherhood, compassion and love that he will wish to see. Let us together wage an intellectual struggle against philosophies and ideologies that are hostile to him and deny the existence of God.</text:p>
      <text:p text:style-name="P10">Come, let us together await one of the greatest miracles and gladdest tidings in the history of the world.</text:p>
      <text:p text:style-name="P14"><text:span text:style-name="Heading_20_1_20_Char"><text:span text:style-name="T24">Muslims who abide by the Qur’an are the most modern people in their environments</text:span></text:span></text:p>
      <text:p text:style-name="P9"><text:span text:style-name="T27">God explains everything in the finest and wisest manner in the Qur’an, and reveals the true path to people through it. People who abide by the Qur’an are those who think most rationally, always make the best decisions, behave best and are the finest quality, most select, lovable and compassionate people in the world, who harm no-one but who benefit themselves and all those around them. </text:span></text:p>
      <text:p text:style-name="P11">Under the influence of some publications opposed to belief in God and religious moral values, however, some people have a misconceived idea of Muslims and think they are not all modern or rational. Of course the role of some people who describe themselves as Muslims, but who live in a manner far removed from the moral values commanded by God in the Qur’an, in the formation of that mistaken view cannot be denied. </text:p>
      <text:p text:style-name="P11">The fact is that every Muslim who embodies the moral virtues enjoined in the Qur’an is not only modern, but super-modern and exceedingly rational. The nobility in their appearance, demeanor and behavior carries them beyond the modernity and rationality of the time they live in. So much so that if the Prophet Muhammad (may God bless him and grant him peace) were to appear today he would immediately be recognized as the most contemporary person of this century. And even of the centuries to come. </text:p>
      <text:p text:style-name="P14"><text:span text:style-name="Heading_20_1_20_Char"><text:span text:style-name="T24">The heart is only satisfied when it turns to God</text:span></text:span></text:p>
      <text:p text:style-name="P9"><text:span text:style-name="T25">T</text:span><text:span text:style-name="T26">he Enlightenment in the 18th century and the 19th-century materialism that followed turned European society away from the revealed faiths, and the spiritual vacuum that resulted brought in the 20th century many false Eastern faiths to the Western way of thinking, particularly Hinduism and Buddhism. These false faiths played a significant role in eliminating the deep-rooted influence of religious moral values in society, in causing the adoption of the materialist world view and in deceiving people on a spiritual quest with “a false religion that opposes belief in God.” </text:span></text:p>
      <text:p text:style-name="P10">Many people today seek peace and happiness in these false religions. Eastern religions espouse many heretical and distorted teachings, and all these religions’ practices conflict with both reason and logic. Above all else, these religions contain teachings that legitimize racism and violence. </text:p>
      <text:p text:style-name="P10">All those who sincerely believe in God must wage a multi-faceted intellectual struggle against such movements that turn people away from belief in God and seek to replace the moral virtues taught by all the revealed faiths with materialist and superstitious beliefs. One of the things that needs to be done to that end is to reveal the huge gulf between a world filled with the peace, justice, equality, mutual aid, compassion, affection and love taught by the revealed faiths and a life style based on spiritual and physical perversion in superstitious faiths. It must not be forgotten that the aim of a great many people in Western society who sympathize with these heretical faiths is in fact to draw attention to themselves with their unusual and outlandish behavior. On the other hand, they mistakenly think they will find happiness in these false religions. But by turning away from the true paths of the true faiths communicated by God through His messengers they inflict terrible damage and a depressing world full of woe, fear and hardship on themselves. It needs to be known that true happiness in this world and the Hereafter is only possible through sincere faith in God and in abiding by His verses.</text:p>
      <text:p text:style-name="P14"><text:span text:style-name="Heading_20_1_20_Char"><text:span text:style-name="T22">A Last Word……</text:span></text:span></text:p>
      <text:p text:style-name="P38"><text:span text:style-name="T25">P</text:span><text:span text:style-name="T26">eople who have seen that materialist philosophies brought with them nothing but destruction in the last century have finally begun turning to God. This return to religion and spiritual matters that began in the late 20th century in particular has rapidly pervaded the entire world. People who believe in and pray to God have begun forming communities that attach the proper values to concepts such as family, the state, the nation and moral virtues.</text:span></text:p>
      <text:p text:style-name="P40">Islam, Christianity and Judaism all speak of mankind living in peace and security at a time near the Day of Judgment and of there being a sacred age when plenty, abundance and justice replace troubles of all kinds. Immorality, fraud and degeneration will come to an end in that age. Belief in the One God will spread across the world in this blessed time awaited for centuries, and people will attain salvation as they begin living by the moral values beloved of God, all the benefits of technology will be placed at the service of mankind, there will be huge advances in science and medicine and there will be plenty, abundance and fertility everywhere. We are now living in that blessed age. </text:p>
      <text:p text:style-name="P10">The return to Earth of the Prophet Jesus (pbuh) is a miraculous and metaphysical phenomenon of an extraordinary nature that will affect the whole world. For that reason, all believers must at once mobilize all their resources in a spirit of union and prepare to welcome him. This great preparatory activity performed with enthusiasm, fervor and joy will be prayer in action, but those who do not make such preparations will no doubt feel a terrible shame when the Prophet Jesus (pbuh) does return. All the signs show that his second coming is imminent and that there is no time to lose for the preparations to be made. At this point, all believers must collaborate together and wage a united intellectual struggle against atheist and materialist ideas that inflict disorder and corruption on the world.</text:p>
      <text:p text:style-name="P10"/>
      <text:p text:style-name="P8"/>
      <text:p text:style-name="P8"/>
      <text:p text:style-name="P10">According to Islam, the End Times are a blessed age that all believers have longed for over the centuries, when woes and shortages are replaced by plenty and abundance, injustice by justice, immorality by virtue and conflict by peace and security, when the moral virtues of Islam rule the world. The hadiths of the Prophet Muhammad (may God bless him and grant him peace) contain detailed descriptions of this time and its characteristics. During this time, God will make a servant with superior virtues known as the Mahdi (meaning he who guides to the right path) His instrument in leading people to salvation. Hazrat Mahdi (pbuh) will first wage an intellectual struggle within the Islamic world and return Muslims who have broken away from the essence of Islam back to true faith and moral values. Later, together with the Prophet Jesus (pbuh), the Islamic and Christian worlds will unite in a single belief and the world will enjoy a time of peace, security, happiness and well-being known as the Golden Age.</text:p>
      <text:p text:style-name="P10"/>
      <text:p text:style-name="P10"/>
      <text:p text:style-name="P32"/>
      <text:p text:style-name="P46"/>
      <text:p text:style-name="P45"><text:soft-page-break/></text:p>
      <text:p text:style-name="P45"/>
      <text:p text:style-name="P4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AvantGarde[T]" svg:font-family="AvantGarde[T]" style:font-pitch="variable"/>
    <style:font-face style:name="AvantGarde[T]Bold" svg:font-family="AvantGarde[T]Bold"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Palatino" svg:font-family="Palatino" style:font-pitch="variable"/>
    <style:font-face style:name="ヒラギノ角ゴ Pro W3" svg:font-family="'ヒラギノ角ゴ Pro W3'"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Baskerville" fo:font-family="Baskerville" style:font-pitch="variable" fo:font-size="24pt" fo:language="en" fo:country="US" style:font-name-asian="ヒラギノ角ゴ Pro W3" style:font-family-asian="'ヒラギノ角ゴ Pro W3'" style:font-pitch-asian="variable" style:font-size-asian="24pt" style:font-name-complex="Baskerville" style:font-family-complex="Baskerville"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Baskerville" fo:font-family="Baskerville" style:font-pitch="variable" fo:font-size="55pt" fo:language="en" fo:country="US" style:font-name-asian="ヒラギノ角ゴ Pro W3" style:font-family-asian="'ヒラギノ角ゴ Pro W3'" style:font-pitch-asian="variable" style:font-size-asian="55pt" style:font-name-complex="Baskerville" style:font-family-complex="Baskerville"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Baskerville" fo:font-family="Baskerville" style:font-pitch="variable" fo:font-size="14pt" fo:language="en" fo:country="US" fo:font-style="italic" style:font-name-asian="ヒラギノ角ゴ Pro W3" style:font-family-asian="'ヒラギノ角ゴ Pro W3'" style:font-pitch-asian="variable" style:font-size-asian="14pt" style:font-style-asian="italic" style:font-name-complex="Baskerville" style:font-family-complex="Baskerville"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Helvetica" fo:font-family="Helvetica" style:font-family-generic="swiss" style:font-pitch="variable" fo:font-size="20pt" fo:language="en" fo:country="US" fo:font-weight="bold" style:font-name-asian="ヒラギノ角ゴ Pro W3" style:font-family-asian="'ヒラギノ角ゴ Pro W3'" style:font-pitch-asian="variable" style:font-size-asian="20pt" style:font-weight-asian="bold" style:font-name-complex="Helvetica" style:font-family-complex="Helvetica" style:font-family-generic-complex="swiss"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Helvetica" fo:font-family="Helvetica" style:font-family-generic="swiss" style:font-pitch="variable" fo:font-size="24pt" fo:language="en" fo:country="US" fo:font-weight="bold" style:font-name-asian="ヒラギノ角ゴ Pro W3" style:font-family-asian="'ヒラギノ角ゴ Pro W3'" style:font-pitch-asian="variable" style:font-size-asian="24pt" style:font-weight-asian="bold" style:font-name-complex="Helvetica" style:font-family-complex="Helvetica" style:font-family-generic-complex="swiss"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Baskerville" fo:font-family="Baskerville" style:font-pitch="variable" fo:font-size="36pt" fo:language="en" fo:country="US" style:font-name-asian="ヒラギノ角ゴ Pro W3" style:font-family-asian="'ヒラギノ角ゴ Pro W3'" style:font-pitch-asian="variable" style:font-size-asian="36pt" style:font-name-complex="Baskerville" style:font-family-complex="Baskerville"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Helvetica" fo:font-family="Helvetica" style:font-family-generic="swiss"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Helvetica" style:font-family-complex="Helvetica" style:font-family-generic-complex="swiss"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2pt" fo:language="en" fo:country="US" fo:font-weight="bold" style:font-name-asian="ヒラギノ角ゴ Pro W3" style:font-family-asian="'ヒラギノ角ゴ Pro W3'" style:font-pitch-asian="variable" style:font-size-asian="12pt" style:font-weight-asian="bold" style:font-name-complex="Baskerville" style:font-family-complex="Baskerville"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fo:font-style="italic" style:font-name-asian="ヒラギノ角ゴ Pro W3" style:font-family-asian="'ヒラギノ角ゴ Pro W3'" style:font-pitch-asian="variable" style:font-size-asian="12pt" style:font-style-asian="italic" style:font-name-complex="Baskerville" style:font-family-complex="Baskerville"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Baskerville" fo:font-family="Baskerville" style:font-pitch="variable" fo:font-size="11pt" fo:language="en" fo:country="US" style:font-name-asian="ヒラギノ角ゴ Pro W3" style:font-family-asian="'ヒラギノ角ゴ Pro W3'" style:font-pitch-asian="variable" style:font-size-asian="11pt" style:font-name-complex="Baskerville" style:font-family-complex="Baskerville"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Baskerville" fo:font-family="Baskerville" style:font-pitch="variable" fo:font-size="12pt" fo:language="en" fo:country="US" style:font-name-asian="ヒラギノ角ゴ Pro W3" style:font-family-asian="'ヒラギノ角ゴ Pro W3'" style:font-pitch-asian="variable" style:font-size-asian="12pt" style:font-name-complex="Baskerville" style:font-family-complex="Baskerville"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Baskerville" fo:font-family="Baskerville" style:font-pitch="variable" fo:font-size="18pt" fo:language="en" fo:country="US" style:font-name-asian="ヒラギノ角ゴ Pro W3" style:font-family-asian="'ヒラギノ角ゴ Pro W3'" style:font-pitch-asian="variable" style:font-size-asian="18pt" style:font-name-complex="Baskerville" style:font-family-complex="Baskerville"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fo:font-style="italic" style:font-style-asian="italic"/>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fo:font-size="8pt" style:font-size-asian="8pt"/>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style>
    <style:style style:name="TANITIM" style:family="paragraph" style:next-style-name="Standard">
      <style:paragraph-properties fo:line-height="0.265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NCIL_20_SOZ" style:display-name="INCIL SOZ" style:family="paragraph">
      <style:paragraph-properties fo:margin-top="0.199cm" fo:margin-bottom="0.199cm" loext:contextual-spacing="false"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 CALL FOR UNITIY</dc:title>
    <dc:subject>A CALL FOR UNITIY</dc:subject>
    <meta:initial-creator>Harun Yahya - Adnan Oktar</meta:initial-creator>
    <meta:creation-date>2011-07-18T02:08:00</meta:creation-date>
    <dc:date>2020-06-23T16:15:18.414615254</dc:date>
    <meta:editing-cycles>6</meta:editing-cycles>
    <meta:editing-duration>PT7M25S</meta:editing-duration>
    <meta:generator>LibreOffice/6.4.4.2$Linux_X86_64 LibreOffice_project/523b8e55cdb4890550c54dc0a0ee2ea29d34e811</meta:generator>
    <meta:keyword>A CALL FOR UNITIY</meta:keyword>
    <meta:document-statistic meta:table-count="0" meta:image-count="0" meta:object-count="0" meta:page-count="22" meta:paragraph-count="161" meta:word-count="7258" meta:character-count="42351" meta:non-whitespace-character-count="35178"/>
  </office:meta>
</office:document-meta>
</file>